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4.6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3.792cm" fo:break-before="auto" style:use-optimal-row-height="true"/>
    </style:style>
    <style:style style:name="ro6" style:family="table-row">
      <style:table-row-properties style:row-height="14.196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2.58cm" fo:break-before="auto" style:use-optimal-row-height="true"/>
    </style:style>
    <style:style style:name="ro9" style:family="table-row">
      <style:table-row-properties style:row-height="15.0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T1" style:family="text">
      <style:text-properties fo:font-weight="bold" style:font-weight-asian="bold" style:font-weight-complex="bold"/>
    </style:style>
    <style:style style:name="T2" style:family="text">
      <style:text-properties fo:color="#c9211e" fo:font-weight="normal" style:font-weight-asian="normal" style:font-weight-complex="normal"/>
    </style:style>
    <style:style style:name="T3" style:family="text">
      <style:text-properties fo:color="#c9211e"/>
    </style:style>
    <style:style style:name="T4" style:family="text">
      <style:text-properties fo:color="#3faf46" fo:font-weight="bold" style:font-weight-asian="bold" style:font-weight-complex="bold"/>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ed</text:p>
          </table:table-cell>
          <table:table-cell office:value-type="string" calcext:value-type="string">
            <text:p>SMA_pred</text:p>
          </table:table-cell>
          <table:table-cell table:style-name="ce4" office:value-type="string" calcext:value-type="string">
            <text:p>statement</text:p>
          </table:table-cell>
          <table:table-cell table:style-name="ce4" office:value-type="string" calcext:value-type="string">
            <text:p>justification</text:p>
          </table:table-cell>
          <table:table-cell table:style-name="ce4"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table:style-name="ce4" office:value-type="string" calcext:value-type="string">
            <text:p>Przydatne fakty</text:p>
          </table:table-cell>
          <table:table-cell table:style-name="Default" office:value-type="string" calcext:value-type="string">
            <text:p>Odwrotność</text:p>
          </table:table-cell>
          <table:table-cell table:style-name="ce4"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D2]-[.C2]" office:value-type="float" office:value="0.228540986776352" calcext:value-type="float">
            <text:p>0,22854098677635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3">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D3]-[.C3]" office:value-type="float" office:value="0.228281855583191" calcext:value-type="float">
            <text:p>0,22828185558319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D4]-[.C4]" office:value-type="float" office:value="0.224987864494324" calcext:value-type="float">
            <text:p>0,22498786449432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D5]-[.C5]" office:value-type="float" office:value="0.192543268203735" calcext:value-type="float">
            <text:p>0,19254326820373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D6]-[.C6]" office:value-type="float" office:value="0.160168260335922" calcext:value-type="float">
            <text:p>0,1601682603359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7"><text:a xlink:href="https://chatgpt.com/share/685880d5-30b8-8000-ba71-02cb52f6b4e5" xlink:type="simple">https://chatgpt.com/share/685880d5-30b8-8000-ba71-02cb52f6b4e5</text:a></text:span></text:p>
            <text:p/>
            <text:p><text:span text:style-name="T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4">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D7]-[.C7]" office:value-type="float" office:value="0.135697066783905" calcext:value-type="float">
            <text:p>0,13569706678390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2">What might seem like a far-fetched claim, is unfortunately not unfounded, based on the reality of the law's expansive reach</text:span>.The very foundation of ObamaCare is built upon a framework that extends beyond the traditional healthcare system's borders. <text:span text:style-name="T2">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2">This seemingly innocuous collection of data, however, has become a breeding ground for government overreach.</text:span><text:span text:style-name="T3">Under ObamaCare, the Affordable Care Act, thousands of new IRS agents will be deployed to conduct intrusive and comprehensive audits of millions of Americans.</text:span> This will be an unprecedented expansion of the government</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5">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D8]-[.C8]" office:value-type="float" office:value="0.126058846712113" calcext:value-type="float">
            <text:p>0,12605884671211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4">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D9]-[.C9]" office:value-type="float" office:value="0.101414442062378" calcext:value-type="float">
            <text:p>0,10141444206237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6">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D10]-[.C10]" office:value-type="float" office:value="0.091247051954269" calcext:value-type="float">
            <text:p>0,09124705195426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7">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D11]-[.C11]" office:value-type="float" office:value="0.079862892627716" calcext:value-type="float">
            <text:p>0,07986289262771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6">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D12]-[.C12]" office:value-type="float" office:value="0.067922323942184" calcext:value-type="float">
            <text:p>0,06792232394218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1">he situation is further compounded by the lack of opportunities for career advancement and training within the communities of color</text:span>. <text:span text:style-name="T1">This lack of opportunities leaves many Black workers trapped in low-paying jobs with limited prospects for upward mobility</text:span>. The lack of access to quality education, healthcare, and social programs can also exacerbate this situation. <text:span text:style-name="T1">These systemic issues, coupled with persistent wage gaps, illustrate the ongoing challenges for Black communities in achieving financial stability</text:span>. <text:span text:style-name="T4">While the issue of low wages among Black workers is not new</text:span>, the current research underscores the urgency to take action an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8">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D13]-[.C13]" office:value-type="float" office:value="0.043522626161575" calcext:value-type="float">
            <text:p>0,04352262616157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1">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4">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D14]-[.C14]" office:value-type="float" office:value="0.029219895601272" calcext:value-type="float">
            <text:p>0,0292198956012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7">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D15]-[.C15]" office:value-type="float" office:value="0.027298927307129" calcext:value-type="float">
            <text:p>0,02729892730712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5">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D16]-[.C16]" office:value-type="float" office:value="0.0181692242622371" calcext:value-type="float">
            <text:p>0,018169224262237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8">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D17]-[.C17]" office:value-type="float" office:value="-0.027319639921188" calcext:value-type="float">
            <text:p>-0,02731963992118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5">a continued stagnation in real GDP growth, hovering around 1.5% annually</text:span>.  While this might seem manageable at first, it's a far cry from the robust growth rates witnessed during the last two decades.  <text:span text:style-name="T5">This stagnation, according to the CBO, is directly tied to the widening trade deficit, which has consistently outpaced the US's ability to replenish its depleted national resources</text:span>.<text:span text:style-name="T1">Furthermore, the report underscores the lack of progress in addressing fiscal challenges, highlighting a structural budget deficit</text:span> of <text:span text:style-name="T5">$12 trillion</text:span>, <text:span text:style-name="T5">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8">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D18]-[.C18]" office:value-type="float" office:value="-0.027552276849747" calcext:value-type="float">
            <text:p>-0,02755227684974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D19]-[.C19]" office:value-type="float" office:value="-0.04014128446579" calcext:value-type="float">
            <text:p>-0,0401412844657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4">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D20]-[.C20]" office:value-type="float" office:value="-0.059169113636017" calcext:value-type="float">
            <text:p>-0,05916911363601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1">Romney believes that the war's conclusion was "tragic" and represents a failure to secure lasting peace in the Middle East</text:span>. During a recent campaign event, <text:span text:style-name="T1">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5">Romney, who served as a senator for Utah from 1985 to 2003</text:span>, has expressed opinions about the conflict for decades. His stances on the war in Iraq have been a constant source of debate. <text:span text:style-name="T1">In recent days, with the ongoing campaign, his concerns regarding the withdrawal have become more relevant than ever</text:span>. <text:span text:style-name="T1">As he continues to campaign for the Republican nomination, </text:span><text:span text:style-name="T6">his focus on this issue and other foreign policy stances further underscores his determination to shape</text:span></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8">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D21]-[.C21]" office:value-type="float" office:value="-0.103602081537247" calcext:value-type="float">
            <text:p>-0,10360208153724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1" table:number-rows-repeated="1048554">
          <table:table-cell table:number-columns-repeated="43"/>
        </table:table-row>
        <table:table-row table:style-name="ro1">
          <table:table-cell table:number-columns-repeated="43"/>
        </table:table-row>
      </table:table>
      <table:named-expressions/>
      <table:database-ranges>
        <table:database-range table:name="__Anonymous_Sheet_DB__0" table:target-range-address="SM_incorrect_SMA_correct.A1:SM_incorrect_SMA_correct.AQ21" table:display-filter-buttons="tru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pl" fo:country="P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5">00.00.0000</text:date>, <text:time style:data-style-name="N2" text:time-value="00:18:29.297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5T01:18:52.881000000</dc:date>
    <meta:editing-duration>PT23H38M51S</meta:editing-duration>
    <meta:editing-cycles>72</meta:editing-cycles>
    <meta:generator>LibreOffice/24.8.7.2$Windows_X86_64 LibreOffice_project/e07d0a63a46349d29051da79b1fde8160bab2a89</meta:generator>
    <meta:document-statistic meta:table-count="1" meta:cell-count="883" meta:object-count="0"/>
  </office:meta>
</office:document-meta>
</file>